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Distinguishing features of ACS 1-year, 3-year, and 5-year estimates</text:p>
          </table:table-cell>
          <table:covered-table-cell table:number-columns-repeated="2" table:style-name="ce4"/>
        </table:table-row>
        <table:table-row table:style-name="ro2">
          <table:table-cell table:style-name="ce2" office:value-type="string" calcext:value-type="string">
            <text:p>1-year estimates</text:p>
          </table:table-cell>
          <table:table-cell table:style-name="ce2" office:value-type="string" calcext:value-type="string">
            <text:p>3-year estimates<text:a xlink:href="http://www.census.gov/programs-surveys/acs/guidance/estimates.html#par_textimage_0" xlink:type="simple">*</text:a></text:p>
          </table:table-cell>
          <table:table-cell table:style-name="ce2" office:value-type="string" calcext:value-type="string">
            <text:p>5-year estimates</text:p>
          </table:table-cell>
        </table:table-row>
        <table:table-row table:style-name="ro3">
          <table:table-cell office:value-type="string" calcext:value-type="string">
            <text:p>12 months of collected data</text:p>
            <text:p>Example:</text:p>
            <text:p>2014 ACS 1-year estimates</text:p>
            <text:p>Date collected between:</text:p>
            <text:p>January 1, 2014 and</text:p>
            <text:p>December 31, 2014</text:p>
          </table:table-cell>
          <table:table-cell office:value-type="string" calcext:value-type="string">
            <text:p>36 months of collected data</text:p>
            <text:p>Example:</text:p>
            <text:p>2011-2013 ACS 3-year estimates</text:p>
            <text:p>Date collected between:</text:p>
            <text:p>January 1, 2011 and</text:p>
            <text:p>December 31, 2013</text:p>
          </table:table-cell>
          <table:table-cell office:value-type="string" calcext:value-type="string">
            <text:p>60 months of collected data</text:p>
            <text:p>Example:</text:p>
            <text:p>2010-2014 ACS 5-year estimates</text:p>
            <text:p>Date collected between:</text:p>
            <text:p>January 1, 2010 and</text:p>
            <text:p>December 31, 2014</text:p>
          </table:table-cell>
        </table:table-row>
        <table:table-row table:style-name="ro4">
          <table:table-cell office:value-type="string" calcext:value-type="string">
            <text:p>Data for areas with populations of 65,000+</text:p>
          </table:table-cell>
          <table:table-cell office:value-type="string" calcext:value-type="string">
            <text:p>Data for areas with populations of 20,000+</text:p>
          </table:table-cell>
          <table:table-cell office:value-type="string" calcext:value-type="string">
            <text:p>Data for all areas</text:p>
          </table:table-cell>
        </table:table-row>
        <table:table-row table:style-name="ro2">
          <table:table-cell office:value-type="string" calcext:value-type="string">
            <text:p>Smallest sample size</text:p>
          </table:table-cell>
          <table:table-cell office:value-type="string" calcext:value-type="string">
            <text:p>Larger sample size than 1-year</text:p>
          </table:table-cell>
          <table:table-cell office:value-type="string" calcext:value-type="string">
            <text:p>Largest sample size</text:p>
          </table:table-cell>
        </table:table-row>
        <table:table-row table:style-name="ro4">
          <table:table-cell office:value-type="string" calcext:value-type="string">
            <text:p>Less reliable than 3-year or 5-year</text:p>
          </table:table-cell>
          <table:table-cell office:value-type="string" calcext:value-type="string">
            <text:p>More reliable than 1-year; less reliable than 5-year</text:p>
          </table:table-cell>
          <table:table-cell office:value-type="string" calcext:value-type="string">
            <text:p>Most reliable</text:p>
          </table:table-cell>
        </table:table-row>
        <table:table-row table:style-name="ro4">
          <table:table-cell office:value-type="string" calcext:value-type="string">
            <text:p>Most current data</text:p>
          </table:table-cell>
          <table:table-cell office:value-type="string" calcext:value-type="string">
            <text:p>Less current than 1-year estimates; more current than 5-year</text:p>
          </table:table-cell>
          <table:table-cell office:value-type="string" calcext:value-type="string">
            <text:p>Least current</text:p>
          </table:table-cell>
        </table:table-row>
        <table:table-row table:style-name="ro2">
          <table:table-cell table:number-columns-repeated="3" table:style-name="ce2" office:value-type="string" calcext:value-type="string">
            <text:p>Best used when</text:p>
          </table:table-cell>
        </table:table-row>
        <table:table-row table:style-name="ro3">
          <table:table-cell office:value-type="string" calcext:value-type="string">
            <text:p>Currency is more important than precision</text:p>
            <text:p>Analyzing large populations</text:p>
          </table:table-cell>
          <table:table-cell office:value-type="string" calcext:value-type="string">
            <text:p>More precise than 1-year, more current than 5-year</text:p>
            <text:p>Analyzing smaller populations</text:p>
            <text:p>Examining smaller geographies because 1-year estimates are not available</text:p>
          </table:table-cell>
          <table:table-cell office:value-type="string" calcext:value-type="string">
            <text:p>Precision is more important than currency</text:p>
            <text:p>Analyzing very small populations</text:p>
            <text:p>Examining tracts and other smaller geographies because 1-year estimates are not avail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Rezek</meta:initial-creator>
    <meta:creation-date>2015-10-07T19:49:53.262989311</meta:creation-date>
    <dc:date>2015-10-08T15:25:57.477294928</dc:date>
    <dc:creator>Russ Rezek</dc:creator>
    <meta:editing-duration>PT19H7M36S</meta:editing-duration>
    <meta:editing-cycles>1</meta:editing-cycles>
    <meta:document-statistic meta:table-count="1" meta:cell-count="25" meta:object-count="0"/>
    <meta:generator>LibreOffice/4.3.3.2$Linux_X86_64 LibreOffice_project/430m0$Build-2</meta:generator>
  </office:meta>
</office:document-meta>
</file>